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Cascadia Mono" svg:font-family="'Cascadia Mono'"/>
    <style:font-face style:name="Cascadia Mono1" svg:font-family="'Cascadia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288cm" fo:min-width="2.2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513cm" fo:min-width="2.59cm" style:writing-mode="lr-tb"/>
      <style:paragraph-properties style:writing-mode="lr-tb"/>
    </style:style>
    <style:style style:name="gr3" style:family="graphic" style:parent-style-name="Green_5f_line">
      <style:graphic-properties draw:stroke="none"/>
      <style:paragraph-properties style:writing-mode="lr-tb"/>
    </style:style>
    <style:style style:name="gr4" style:family="graphic" style:parent-style-name="Green_5f_line">
      <style:graphic-properties draw:textarea-vertical-align="middle" fo:min-height="0.698cm" fo:min-width="1.496cm" style:writing-mode="lr-tb"/>
      <style:paragraph-properties style:writing-mode="lr-tb"/>
    </style:style>
    <style:style style:name="gr5" style:family="graphic" style:parent-style-name="objectwithoutfill">
      <style:graphic-properties svg:stroke-color="#158466" draw:marker-end="Arrowheads_20_56" draw:marker-end-width="0.3cm" draw:fill="none" draw:textarea-vertical-align="middle"/>
    </style:style>
    <style:style style:name="gr6" style:family="graphic" style:parent-style-name="objectwithoutfill">
      <style:graphic-properties svg:stroke-color="#158466" draw:fill="none" draw:textarea-vertical-align="middle"/>
    </style:style>
    <style:style style:name="gr7" style:family="graphic" style:parent-style-name="objectwithoutfill">
      <style:graphic-properties svg:stroke-color="#158466" draw:marker-end="Arrowheads_20_57" draw:marker-end-width="0.3cm" draw:fill="none" draw:textarea-vertical-align="middle"/>
    </style:style>
    <style:style style:name="P1" style:family="paragraph">
      <style:text-properties style:use-window-font-color="true" loext:opacity="0%" style:font-name="Calibri1" fo:font-size="11pt"/>
    </style:style>
    <style:style style:name="P2" style:family="paragraph">
      <style:paragraph-properties style:writing-mode="lr-tb"/>
      <style:text-properties style:use-window-font-color="true" loext:opacity="0%" loext:color-lum-mod="100%" loext:color-lum-off="0%" style:font-name="Calibri1" fo:font-size="11pt"/>
    </style:style>
    <style:style style:name="P3" style:family="paragraph">
      <style:paragraph-properties style:text-autospace="none"/>
      <style:text-properties style:use-window-font-color="true" loext:opacity="0%" style:font-name="Calibri1" fo:font-size="11pt" style:font-name-asian="Cascadia Mono" style:font-size-asian="9.5pt" style:font-name-complex="Cascadia Mono" style:font-size-complex="9.5pt"/>
    </style:style>
    <style:style style:name="P4" style:family="paragraph">
      <style:paragraph-properties style:text-autospace="none" style:writing-mode="lr-tb"/>
      <style:text-properties style:use-window-font-color="true" loext:opacity="0%" loext:color-lum-mod="100%" loext:color-lum-off="0%" style:font-name="Calibri1" fo:font-size="11pt" style:font-name-asian="Cascadia Mono" style:font-size-asian="9.5pt" style:font-name-complex="Cascadia Mono" style:font-size-complex="9.5pt"/>
    </style:style>
    <style:style style:name="P5" style:family="paragraph">
      <style:text-properties style:use-window-font-color="true" loext:opacity="0%" loext:color-lum-mod="100%" loext:color-lum-off="0%" style:font-name="Calibri1" fo:font-size="11pt"/>
    </style:style>
    <style:style style:name="P6" style:family="paragraph">
      <style:paragraph-properties style:text-autospace="none"/>
      <style:text-properties style:use-window-font-color="true" loext:opacity="0%" style:font-name="Calibri1" fo:font-size="11pt"/>
    </style:style>
    <style:style style:name="P7" style:family="paragraph">
      <style:paragraph-properties style:text-autospace="none" style:writing-mode="lr-tb"/>
      <style:text-properties style:use-window-font-color="true" loext:opacity="0%" loext:color-lum-mod="100%" loext:color-lum-off="0%" style:font-name="Calibri1" fo:font-size="11pt"/>
    </style:style>
    <style:style style:name="P8" style:family="paragraph">
      <loext:graphic-properties draw:fill="none"/>
      <style:paragraph-properties fo:text-align="center"/>
      <style:text-properties style:use-window-font-color="true" loext:opacity="0%" loext:color-lum-mod="100%" loext:color-lum-off="0%" style:font-name="Calibri1" fo:font-size="11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Cascadia Mono" style:font-size-asian="11pt" style:font-style-asian="normal" style:font-weight-asian="normal" style:font-name-complex="Cascadia Mono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048cm" svg:height="0.762cm" svg:x="6.05cm" svg:y="1.635cm">
          <text:p text:style-name="P1"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6" draw:id="id6" draw:layer="layout" svg:width="3.048cm" svg:height="0.762cm" svg:x="11.541cm" svg:y="8.493cm">
          <text:p text:style-name="P1"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2" draw:id="id2" draw:layer="layout" svg:width="5.08cm" svg:height="0.762cm" svg:x="5.034cm" svg:y="7.022cm">
          <text:p text:style-name="P3"><text:span text:style-name="T1">Вывод</text:span></text:p>
          <text:p text:style-name="P3"><text:span text:style-name="T2">k * factorial(k - 1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5" draw:layer="layout" svg:width="1.27cm" svg:height="0.317cm" svg:x="6.397cm" svg:y="6.387cm">
          <draw:text-box>
            <text:p text:style-name="P1">нет</text:p>
          </draw:text-box>
        </draw:frame>
        <draw:frame draw:style-name="gr3" draw:text-style-name="P5" draw:layer="layout" svg:width="1.471cm" svg:height="0.317cm" svg:x="9.572cm" svg:y="4.8cm">
          <draw:text-box>
            <text:p text:style-name="P1">да</text:p>
          </draw:text-box>
        </draw:frame>
        <draw:custom-shape draw:style-name="gr4" draw:text-style-name="P7" xml:id="id1" draw:id="id1" draw:layer="layout" svg:width="3.991cm" svg:height="1.895cm" svg:x="5.579cm" svg:y="4.492cm">
          <text:p text:style-name="P6"><text:span text:style-name="T1">k == 1 || k ==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4" draw:id="id4" draw:layer="layout" svg:width="5.08cm" svg:height="0.762cm" svg:x="5.034cm" svg:y="3.096cm">
          <text:p text:style-name="P3"><text:span text:style-name="T1">Ввод k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8" draw:layer="layout" draw:type="line" svg:x1="7.575cm" svg:y1="6.387cm" svg:x2="7.574cm" svg:y2="7.022cm" draw:start-shape="id1" draw:start-glue-point="6" draw:end-shape="id2" draw:end-glue-point="5" svg:d="M7575 6387l-1 635" svg:viewBox="0 0 2 636">
          <text:p/>
        </draw:connector>
        <draw:connector draw:style-name="gr6" draw:text-style-name="P8" draw:layer="layout" draw:type="line" svg:x1="7.574cm" svg:y1="2.397cm" svg:x2="7.574cm" svg:y2="3.096cm" draw:start-shape="id3" draw:start-glue-point="6" draw:end-shape="id4" draw:end-glue-point="5" svg:d="M7574 2397v699" svg:viewBox="0 0 1 700">
          <text:p/>
        </draw:connector>
        <draw:connector draw:style-name="gr6" draw:text-style-name="P9" draw:layer="layout" draw:type="line" svg:x1="7.574cm" svg:y1="3.858cm" svg:x2="7.575cm" svg:y2="4.492cm" draw:start-shape="id4" draw:start-glue-point="8" draw:end-shape="id1" draw:end-glue-point="4" svg:d="M7574 3858l1 634" svg:viewBox="0 0 2 635">
          <text:p/>
        </draw:connector>
        <draw:custom-shape draw:style-name="gr2" draw:text-style-name="P4" xml:id="id5" draw:id="id5" draw:layer="layout" svg:width="5.08cm" svg:height="0.762cm" svg:x="10.525cm" svg:y="7.032cm">
          <text:p text:style-name="P3"><text:span text:style-name="T1">Вывод 1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9" draw:layer="layout" draw:type="line" svg:x1="13.065cm" svg:y1="7.794cm" svg:x2="13.065cm" svg:y2="8.493cm" draw:start-shape="id5" draw:start-glue-point="8" draw:end-shape="id6" draw:end-glue-point="4" svg:d="M13065 7794v699" svg:viewBox="0 0 1 700">
          <text:p/>
        </draw:connector>
        <draw:connector draw:style-name="gr7" draw:text-style-name="P9" draw:layer="layout" svg:x1="9.57cm" svg:y1="5.44cm" svg:x2="13.065cm" svg:y2="7.032cm" draw:start-shape="id1" draw:start-glue-point="7" draw:end-shape="id5" draw:end-glue-point="5" svg:d="M9570 5440h3495v1592" svg:viewBox="0 0 3496 15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Cascadia Mono" svg:font-family="'Cascadia Mono'"/>
    <style:font-face style:name="Cascadia Mono1" svg:font-family="'Cascadia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4-01-08T18:13:31.307000000</dc:date>
    <meta:editing-duration>PT10H43M22S</meta:editing-duration>
    <meta:editing-cycles>62</meta:editing-cycles>
    <meta:document-statistic meta:object-count="13"/>
  </office:meta>
</office:document-meta>
</file>